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691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385cm" fo:min-width="3.31cm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385cm" fo:min-width="1.913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2.163cm" fo:min-width="5.723cm"/>
    </style:style>
    <style:style style:name="P1" style:family="paragraph">
      <style:paragraph-properties fo:text-align="end"/>
    </style:style>
    <style:style style:name="P2" style:family="paragraph">
      <loext:graphic-properties draw:fill="none"/>
      <style:paragraph-properties fo:text-align="end"/>
      <style:text-properties style:font-name="Arial" fo:font-size="10pt" style:font-size-asian="10pt" style:font-size-complex="10pt"/>
    </style:style>
    <style:style style:name="P3" style:family="paragraph">
      <style:paragraph-properties fo:text-align="start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start"/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Arial"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0.635cm" svg:x="10.906cm" svg:y="3.667cm">
          <text:p text:style-name="P1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635cm" svg:x="10.906cm" svg:y="4.302cm">
          <text:p text:style-name="P1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0.635cm" svg:x="10.906cm" svg:y="4.937cm">
          <text:p text:style-name="P1"><text:span text:style-name="T1">Pointer to first charac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0.635cm" svg:x="15.097cm" svg:y="3.667cm">
          <text:p text:style-name="P3"><text:span text:style-name="T2">length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413cm" svg:height="0.635cm" svg:x="15.097cm" svg:y="4.302cm">
          <text:p text:style-name="P5"><text:span text:style-name="T1">po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5.097cm" svg:y1="5.191cm" svg:x2="16.494cm" svg:y2="5.191cm">
          <text:p/>
        </draw:line>
        <draw:custom-shape draw:style-name="gr5" draw:text-style-name="P8" draw:layer="layout" svg:width="6.223cm" svg:height="2.413cm" svg:x="10.652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8T15:00:30.011000000</meta:creation-date>
    <dc:date>2020-06-17T01:51:14.670000000</dc:date>
    <meta:editing-duration>PT13M39S</meta:editing-duration>
    <meta:editing-cycles>2</meta:editing-cycles>
    <meta:generator>LibreOffice/6.3.2.2$Windows_X86_64 LibreOffice_project/98b30e735bda24bc04ab42594c85f7fd8be07b9c</meta:generator>
    <dc:creator>John Goettsche</dc:creator>
    <meta:document-statistic meta:object-count="7"/>
  </office:meta>
</office:document-meta>
</file>